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TeX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hat is it?, Who is it for?</text:p>
          </draw:text-box>
        </draw:frame>
        <draw:frame draw:style-name="gr1" draw:text-style-name="P2" draw:layer="layout" svg:width="8.355cm" svg:height="1.673cm" svg:x="18cm" svg:y="15.8cm">
          <draw:text-box>
            <text:p>Arun Prasaad Gunasekaran</text:p>
            <text:p>arun_e2711@yahoo.i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troduction</text:p>
              </text:list-item>
              <text:list-item>
                <text:p>Who is it for?</text:p>
              </text:list-item>
              <text:list-item>
                <text:p>Who is it not for?</text:p>
              </text:list-item>
              <text:list-item>
                <text:p>Why LaTeX?</text:p>
              </text:list-item>
              <text:list-item>
                <text:p>TeX and LaTeX</text:p>
              </text:list-item>
              <text:list-item>
                <text:p>What you need to get things started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ype setting program/software,</text:p>
              </text:list-item>
              <text:list-item>
                <text:p>Used for creating technical and scientific documents,</text:p>
              </text:list-item>
              <text:list-item>
                <text:p>Can be used to write papers, journals, articles, reports, manuscripts, books, presentations ...</text:p>
              </text:list-item>
              <text:list-item>
                <text:p>Free, Open Source and Cross-Platfor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is it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cience and Mathematical Students,</text:p>
              </text:list-item>
              <text:list-item>
                <text:p>Researchers, Professors,</text:p>
              </text:list-item>
              <text:list-item>
                <text:p>People planning to write to technical and scientific journals,</text:p>
                <text:p>Why?</text:p>
              </text:list-item>
              <text:list-item>
                <text:p>Programming based,</text:p>
              </text:list-item>
              <text:list-item>
                <text:p>Only simple formatting options,</text:p>
              </text:list-item>
              <text:list-item>
                <text:p>No mouse based features,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 is it not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Normal students and teachers,</text:p>
              </text:list-item>
              <text:list-item>
                <text:p>General public, (Non-Scientific Community)</text:p>
              </text:list-item>
              <text:list-item>
                <text:p>Office works, (Depends),</text:p>
              </text:list-item>
              <text:list-item>
                <text:p>Who does not know programm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LaTeX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trict control of formatting,</text:p>
              </text:list-item>
              <text:list-item>
                <text:p>Dynamic arrangements of pictures, tables and paragraphs,</text:p>
              </text:list-item>
              <text:list-item>
                <text:p>Easy to write mathematical contents and equations,</text:p>
              </text:list-item>
              <text:list-item>
                <text:p>Auto numbering of pages, figures, tables, equations, sections, subsections, etc.,</text:p>
              </text:list-item>
              <text:list-item>
                <text:p>Easy to cross-reference, take care of bibliography entries etc.,</text:p>
              </text:list-item>
              <text:list-item>
                <text:p>Works the same while switching platforms,</text:p>
              </text:list-item>
              <text:list-item>
                <text:p>Memory-wise efficient,</text:p>
              </text:list-item>
              <text:list-item>
                <text:p>What you see is what you get outpu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 and LaT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eX is the compiler. Codes for converting the contents into proper typed contents.</text:p>
              </text:list-item>
              <text:list-item>
                <text:p>Created by Donald Knuth.</text:p>
              </text:list-item>
              <text:list-item>
                <text:p>LaTeX is an advancement on TeX. It is TeX + a lot of features. Much Easier to operate.</text:p>
              </text:list-item>
              <text:list-item>
                <text:p>Created by Leslie Lamport.</text:p>
              </text:list-item>
              <text:list-item>
                <text:p>TeX is the core of LaT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you need to start wit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 LaTeX compiler.</text:p>
                <text:list>
                  <text:list-item>
                    <text:p>MiKTeX – Windows</text:p>
                  </text:list-item>
                  <text:list-item>
                    <text:p>MacTeX – Mac</text:p>
                  </text:list-item>
                  <text:list-item>
                    <text:p>TeX-live – Linux</text:p>
                  </text:list-item>
                </text:list>
              </text:list-item>
              <text:list-item>
                <text:p>An Editor.</text:p>
                <text:list>
                  <text:list-item>
                    <text:p>Texmaker, Texstudio, Kile, TeXnic Centre (Full Fledged)</text:p>
                  </text:list-item>
                  <text:list-item>
                    <text:p>Geany, gedit, notepad etc., (You need a shell)</text:p>
                  </text:list-item>
                </text:list>
              </text:list-item>
              <text:list-item>
                <text:p>A Shell.</text:p>
              </text:list-item>
              <text:list-item>
                <text:p>A pdf viewer.</text:p>
                <text:list>
                  <text:list-item>
                    <text:p>Adobe reader, Sumatra, or any reader</text:p>
                  </text:list-item>
                </text:list>
              </text:list-item>
              <text:list-item>
                <text:p>A ghost script viewer (Optiona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will see,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ex-live packages,</text:p>
              </text:list-item>
              <text:list-item>
                <text:p>How to install MiKTeX,</text:p>
              </text:list-item>
              <text:list-item>
                <text:p>How to install TeXMaker and TeXstudio,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0:06:14.608379334</meta:creation-date>
    <dc:date>2015-07-17T00:46:50.556745432</dc:date>
    <meta:editing-duration>PT40M31S</meta:editing-duration>
    <meta:editing-cycles>11</meta:editing-cycles>
    <meta:generator>LibreOffice/4.4.2.2$Linux_X86_64 LibreOffice_project/40m0$Build-2</meta:generator>
    <meta:document-statistic meta:object-count="58"/>
  </office:meta>
</office:document-meta>
</file>